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1.5cm" svg:x="3cm" svg:y="3cm">
          <text:p text:style-name="P1">isKi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7cm" svg:height="1.5cm" svg:x="3cm" svg:y="5cm">
          <text:p text:style-name="P1">IsPun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7cm" svg:height="1.5cm" svg:x="3cm" svg:y="7cm">
          <text:p text:style-name="P1">Ki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7cm" svg:height="1.5cm" svg:x="3cm" svg:y="15cm">
          <text:p text:style-name="P1">Triang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7.5cm" svg:height="1.5cm" svg:x="19cm" svg:y="3cm">
          <text:p text:style-name="P1">isInAttack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7.5cm" svg:height="1.5cm" svg:x="19cm" svg:y="15cm">
          <text:p text:style-name="P1">IsNotInAttack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7cm" svg:height="1.5cm" svg:x="3cm" svg:y="9cm">
          <text:p text:style-name="P1">Pun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7cm" svg:height="1.5cm" svg:x="3cm" svg:y="11cm">
          <text:p text:style-name="P1">CrouchFireb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7cm" svg:height="1.5cm" svg:x="3cm" svg:y="13cm">
          <text:p text:style-name="P1">TriangleAt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cm" svg:height="1.5cm" svg:x="12cm" svg:y="9cm">
          <text:p text:style-name="P1">True/Fal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cm" svg:y1="3.75cm" svg:x2="12cm" svg:y2="9.75cm" draw:start-shape="id1" draw:start-glue-point="1" draw:end-shape="id2" draw:end-glue-point="5" svg:d="m10000 3750h1001v6000h999">
          <text:p/>
        </draw:connector>
        <draw:connector draw:style-name="gr2" draw:text-style-name="P1" draw:layer="layout" svg:x1="10cm" svg:y1="5.75cm" svg:x2="12cm" svg:y2="9.75cm" draw:start-shape="id3" draw:start-glue-point="1" draw:end-shape="id2" draw:end-glue-point="5" svg:d="m10000 5750h1001v4000h999">
          <text:p/>
        </draw:connector>
        <draw:connector draw:style-name="gr2" draw:text-style-name="P1" draw:layer="layout" svg:x1="10cm" svg:y1="7.75cm" svg:x2="12cm" svg:y2="9.75cm" draw:start-shape="id4" draw:start-glue-point="1" draw:end-shape="id2" draw:end-glue-point="5" svg:d="m10000 7750h1001v2000h999">
          <text:p/>
        </draw:connector>
        <draw:connector draw:style-name="gr2" draw:text-style-name="P1" draw:layer="layout" svg:x1="10cm" svg:y1="9.75cm" svg:x2="12cm" svg:y2="9.75cm" draw:start-shape="id5" draw:start-glue-point="1" draw:end-shape="id2" draw:end-glue-point="5" svg:d="m10000 9750h2000">
          <text:p/>
        </draw:connector>
        <draw:connector draw:style-name="gr2" draw:text-style-name="P1" draw:layer="layout" svg:x1="10cm" svg:y1="11.75cm" svg:x2="12cm" svg:y2="9.75cm" draw:start-shape="id6" draw:start-glue-point="1" draw:end-shape="id2" svg:d="m10000 11750h1001v-2000h999">
          <text:p/>
        </draw:connector>
        <draw:connector draw:style-name="gr2" draw:text-style-name="P1" draw:layer="layout" svg:x1="10cm" svg:y1="13.75cm" svg:x2="12cm" svg:y2="9.75cm" draw:start-shape="id7" draw:start-glue-point="1" draw:end-shape="id2" draw:end-glue-point="5" svg:d="m10000 13750h1001v-4000h999">
          <text:p/>
        </draw:connector>
        <draw:connector draw:style-name="gr2" draw:text-style-name="P1" draw:layer="layout" svg:x1="10cm" svg:y1="15.75cm" svg:x2="12cm" svg:y2="9.75cm" draw:start-shape="id8" draw:start-glue-point="1" draw:end-shape="id2" draw:end-glue-point="5" svg:d="m10000 15750h1001v-6000h999">
          <text:p/>
        </draw:connector>
        <draw:connector draw:style-name="gr2" draw:text-style-name="P1" draw:layer="layout" svg:x1="16cm" svg:y1="9.75cm" svg:x2="19cm" svg:y2="3.75cm" draw:start-shape="id2" draw:start-glue-point="7" draw:end-shape="id9" draw:end-glue-point="3" svg:d="m16000 9750h1501v-6000h1499">
          <text:p/>
        </draw:connector>
        <draw:connector draw:style-name="gr2" draw:text-style-name="P1" draw:layer="layout" svg:x1="16cm" svg:y1="9.75cm" svg:x2="19cm" svg:y2="15.75cm" draw:start-shape="id2" draw:start-glue-point="7" draw:end-shape="id10" svg:d="m16000 9750h1501v6000h1499">
          <text:p/>
        </draw:connector>
      </draw:page>
      <draw:page draw:name="page2" draw:style-name="dp1" draw:master-page-name="Default">
        <draw:custom-shape draw:style-name="gr1" draw:text-style-name="P1" draw:layer="layout" svg:width="7.5cm" svg:height="2cm" svg:x="2cm" svg:y="3cm">
          <text:p text:style-name="P1">D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7.5cm" svg:height="2cm" svg:x="2cm" svg:y="5.5cm">
          <text:p text:style-name="P1">Al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7.5cm" svg:height="2cm" svg:x="6.5cm" svg:y="8cm">
          <text:p text:style-name="P1">Immort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.75cm" svg:y1="7.5cm" svg:x2="6.5cm" svg:y2="9cm" draw:start-shape="id11" draw:start-glue-point="2" draw:end-shape="id12" svg:d="m5750 7500v1500h750">
          <text:p/>
        </draw:connector>
      </draw:page>
      <draw:page draw:name="page3" draw:style-name="dp1" draw:master-page-name="Default">
        <draw:custom-shape draw:style-name="gr1" draw:text-style-name="P1" xml:id="id13" draw:id="id13" draw:layer="layout" svg:width="7cm" svg:height="1.5cm" svg:x="2.5cm" svg:y="2cm">
          <text:p text:style-name="P1">LifeFull_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7cm" svg:height="1.5cm" svg:x="2.5cm" svg:y="4cm">
          <text:p text:style-name="P1">LifeMedium_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7cm" svg:height="1.5cm" svg:x="2.5cm" svg:y="6cm">
          <text:p text:style-name="P1">LifeLittle_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7cm" svg:height="1.5cm" svg:x="12cm" svg:y="2cm">
          <text:p text:style-name="P1">Demon_Lif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7cm" svg:height="1.5cm" svg:x="12cm" svg:y="6cm">
          <text:p text:style-name="P1">Demon_Life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7cm" svg:height="1.5cm" svg:x="12cm" svg:y="4cm">
          <text:p text:style-name="P1">Demon_Lif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.5cm" svg:y1="2.75cm" svg:x2="12cm" svg:y2="2.75cm" draw:start-shape="id13" draw:start-glue-point="1" draw:end-shape="id14" draw:end-glue-point="3" svg:d="m9500 2750h2500">
          <text:p/>
        </draw:connector>
        <draw:connector draw:style-name="gr2" draw:text-style-name="P1" draw:layer="layout" svg:x1="12cm" svg:y1="4.75cm" svg:x2="9.5cm" svg:y2="4.75cm" draw:start-shape="id15" draw:start-glue-point="3" draw:end-shape="id16" draw:end-glue-point="1" svg:d="m12000 4750h-2500">
          <text:p/>
        </draw:connector>
        <draw:connector draw:style-name="gr2" draw:text-style-name="P1" draw:layer="layout" svg:x1="12cm" svg:y1="6.75cm" svg:x2="9.5cm" svg:y2="6.75cm" draw:start-shape="id17" draw:start-glue-point="3" draw:end-shape="id18" svg:d="m12000 6750h-2500">
          <text:p/>
        </draw:connector>
        <draw:custom-shape draw:style-name="gr1" draw:text-style-name="P1" xml:id="id19" draw:id="id19" draw:layer="layout" svg:width="7cm" svg:height="1.5cm" svg:x="12cm" svg:y="8cm">
          <text:p text:style-name="P1">Demon_Life &lt;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7cm" svg:height="1.5cm" svg:x="2.5cm" svg:y="8cm">
          <text:p text:style-name="P1">Demon_Dead = tr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8.5cm" svg:height="1.5cm" svg:x="1cm" svg:y="10cm">
          <text:p text:style-name="P1">GameCondition = GS_D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cm" svg:y1="8.75cm" svg:x2="9.5cm" svg:y2="8.75cm" draw:start-shape="id19" draw:start-glue-point="3" draw:end-shape="id20" draw:end-glue-point="1" svg:d="m12000 8750h-2500">
          <text:p/>
        </draw:connector>
        <draw:connector draw:style-name="gr2" draw:text-style-name="P1" draw:layer="layout" svg:x1="12cm" svg:y1="8.75cm" svg:x2="9.5cm" svg:y2="10.75cm" draw:start-shape="id19" draw:start-glue-point="3" draw:end-shape="id21" svg:d="m12000 8750h-1249v2000h-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M31S</meta:editing-duration>
    <meta:editing-cycles>10</meta:editing-cycles>
    <meta:generator>LibreOffice/3.6$Windows_x86 LibreOffice_project/da8c1e6-fd468f4-454e206-f42a4a9-143cfd</meta:generator>
    <dc:date>2012-12-06T02:14:04.05</dc:date>
    <meta:document-statistic meta:object-count="37"/>
  </office:meta>
</office:document-meta>
</file>